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3" style:family="paragraph" style:parent-style-name="Standard">
      <style:paragraph-properties style:text-autospace="ideograph-alpha" style:writing-mode="lr-tb"/>
      <style:text-properties fo:font-size="10.5pt" fo:font-weight="normal" style:font-size-asian="10.5pt" style:language-asian="zxx" style:country-asian="none" style:font-weight-asian="normal" style:font-size-complex="10.5pt" style:font-weight-complex="normal"/>
    </style:style>
    <style:style style:name="P4" style:family="paragraph" style:parent-style-name="Standard">
      <style:paragraph-properties style:writing-mode="lr-tb"/>
      <style:text-properties fo:font-size="10.5pt" fo:font-weight="bold" style:font-size-asian="10.5pt" style:font-size-complex="10.5pt" style:font-weight-complex="bold"/>
    </style:style>
    <style:style style:name="P5"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6"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7" style:family="paragraph" style:parent-style-name="Standard">
      <style:paragraph-properties style:writing-mode="lr-tb"/>
      <style:text-properties fo:font-size="10.5pt" style:font-size-asian="10.5pt" style:font-size-complex="10.5pt"/>
    </style:style>
    <style:style style:name="P8" style:family="paragraph" style:parent-style-name="Standard">
      <style:paragraph-properties style:text-autospace="ideograph-alpha" style:writing-mode="lr-tb"/>
      <style:text-properties fo:font-size="10.5pt" style:font-size-asian="10.5pt" style:font-size-complex="10.5pt"/>
    </style:style>
    <style:style style:name="P9" style:family="paragraph" style:parent-style-name="Standard">
      <style:paragraph-properties style:text-autospace="ideograph-alpha" style:writing-mode="lr-tb"/>
      <style:text-properties fo:font-size="10.5pt" style:font-size-asian="10.5pt" style:language-asian="zxx" style:country-asian="none" style:font-size-complex="10.5pt"/>
    </style:style>
    <style:style style:name="P10"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11" style:family="paragraph" style:parent-style-name="Standard">
      <style:paragraph-properties style:text-autospace="ideograph-alpha" style:writing-mode="lr-tb"/>
      <style:text-properties fo:font-weight="bold" style:font-weight-complex="bold"/>
    </style:style>
    <style:style style:name="P12" style:family="paragraph" style:parent-style-name="Standard">
      <style:paragraph-properties style:text-autospace="ideograph-alpha" style:writing-mode="lr-tb"/>
      <style:text-properties fo:color="#0000ff"/>
    </style:style>
    <style:style style:name="P13" style:family="paragraph" style:parent-style-name="Standard">
      <style:paragraph-properties style:text-autospace="ideograph-alpha" style:writing-mode="lr-tb"/>
      <style:text-properties fo:font-style="italic" fo:font-weight="bold" style:font-style-complex="italic" style:font-weight-complex="bold"/>
    </style:style>
    <style:style style:name="P14" style:family="paragraph" style:parent-style-name="Standard">
      <style:paragraph-properties style:writing-mode="lr-tb"/>
      <style:text-properties fo:color="#000000"/>
    </style:style>
    <style:style style:name="P15" style:family="paragraph" style:parent-style-name="Standard">
      <style:paragraph-properties style:text-autospace="ideograph-alpha" style:writing-mode="lr-tb"/>
      <style:text-properties fo:color="#000000"/>
    </style:style>
    <style:style style:name="P16" style:family="paragraph" style:parent-style-name="Standard">
      <style:paragraph-properties style:text-autospace="ideograph-alpha" style:writing-mode="lr-tb"/>
      <style:text-properties fo:color="#000000" fo:font-size="10.5pt" fo:font-weight="bold" style:font-size-asian="10.5pt" style:font-weight-asian="bold" style:font-size-complex="10.5pt" style:font-weight-complex="bold"/>
    </style:style>
    <style:style style:name="P17" style:family="paragraph" style:parent-style-name="Standard">
      <style:paragraph-properties style:text-autospace="ideograph-alpha" style:writing-mode="lr-tb"/>
    </style:style>
    <style:style style:name="P18" style:family="paragraph" style:parent-style-name="Standard">
      <style:paragraph-properties style:text-autospace="ideograph-alpha" style:writing-mode="lr-tb"/>
      <style:text-properties style:font-weight-complex="bold"/>
    </style:style>
    <style:style style:name="P19"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20" style:family="paragraph" style:parent-style-name="Standard">
      <style:paragraph-properties style:text-autospace="ideograph-alpha" style:writing-mode="lr-tb"/>
      <style:text-properties fo:color="#99284c" fo:font-size="10.5pt" fo:font-weight="bold" style:font-size-asian="10.5pt" style:font-size-complex="10.5pt" style:font-weight-complex="bold"/>
    </style:style>
    <style:style style:name="P21" style:family="paragraph" style:parent-style-name="Standard">
      <style:paragraph-properties style:writing-mode="lr-tb"/>
      <style:text-properties fo:color="#99284c" fo:font-size="10.5pt" fo:font-weight="normal" style:font-size-asian="10.5pt" style:font-weight-asian="normal" style:font-size-complex="10.5pt" style:font-weight-complex="normal"/>
    </style:style>
    <style:style style:name="P22" style:family="paragraph" style:parent-style-name="Standard">
      <style:paragraph-properties style:writing-mode="lr-tb"/>
      <style:text-properties fo:color="#99284c" style:font-name="Thorndale AMT1" fo:font-size="10.5pt" fo:font-weight="bold" style:font-size-asian="10.5pt" style:font-weight-asian="bold" style:font-size-complex="10.5pt" style:font-weight-complex="bold"/>
    </style:style>
    <style:style style:name="P23" style:family="paragraph" style:parent-style-name="Standard">
      <style:paragraph-properties style:text-autospace="ideograph-alpha" style:writing-mode="lr-tb"/>
      <style:text-properties fo:color="#99284c" style:font-name="Thorndale AMT1" fo:font-size="10.5pt" fo:font-weight="bold" style:font-size-asian="10.5pt" style:font-weight-asian="bold" style:font-size-complex="10.5pt" style:font-weight-complex="bold"/>
    </style:style>
    <style:style style:name="P24" style:family="paragraph" style:parent-style-name="Standard">
      <style:paragraph-properties style:text-autospace="ideograph-alpha" style:writing-mode="lr-tb"/>
      <style:text-properties fo:color="#99284c" style:font-name="Thorndale AMT1" fo:font-size="10.5pt" fo:font-weight="normal" style:font-size-asian="10.5pt" style:font-weight-asian="normal" style:font-size-complex="10.5pt" style:font-weight-complex="normal"/>
    </style:style>
    <style:style style:name="P25"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26" style:family="paragraph" style:parent-style-name="Standard">
      <style:paragraph-properties style:text-autospace="ideograph-alpha" style:writing-mode="lr-tb"/>
      <style:text-properties fo:color="#800000" fo:font-size="10.5pt" style:font-size-asian="10.5pt" style:font-size-complex="10.5pt"/>
    </style:style>
    <style:style style:name="P27" style:family="paragraph" style:parent-style-name="Standard">
      <style:paragraph-properties style:text-autospace="ideograph-alpha" style:writing-mode="lr-tb"/>
      <style:text-properties fo:color="#800000" fo:font-size="10.5pt" fo:font-weight="bold" style:font-size-asian="10.5pt" style:font-size-complex="10.5pt" style:font-weight-complex="bold"/>
    </style:style>
    <style:style style:name="P28" style:family="paragraph" style:parent-style-name="Standard">
      <style:paragraph-properties style:writing-mode="lr-tb"/>
      <style:text-properties fo:color="#800000" fo:font-size="10.5pt" fo:font-weight="bold" style:font-size-asian="10.5pt" style:font-weight-asian="bold" style:font-size-complex="10.5pt" style:font-weight-complex="bold"/>
    </style:style>
    <style:style style:name="P29" style:family="paragraph" style:parent-style-name="Standard">
      <style:paragraph-properties style:text-autospace="ideograph-alpha" style:writing-mode="lr-tb"/>
      <style:text-properties fo:color="#800000" fo:font-size="10.5pt" fo:font-weight="bold" style:font-size-asian="10.5pt" style:font-weight-asian="bold" style:font-size-complex="10.5pt" style:font-weight-complex="bold"/>
    </style:style>
    <style:style style:name="P30" style:family="paragraph" style:parent-style-name="Standard">
      <style:paragraph-properties style:writing-mode="lr-tb"/>
      <style:text-properties fo:color="#800000" fo:font-size="10.5pt" fo:font-weight="normal" style:font-size-asian="10.5pt" style:font-weight-asian="normal" style:font-size-complex="10.5pt" style:font-weight-complex="normal"/>
    </style:style>
    <style:style style:name="P31" style:family="paragraph" style:parent-style-name="Standard">
      <style:paragraph-properties style:text-autospace="ideograph-alpha" style:writing-mode="lr-tb"/>
      <style:text-properties fo:color="#800000" fo:font-size="10.5pt" fo:font-weight="normal" style:font-size-asian="10.5pt" style:font-weight-asian="normal" style:font-size-complex="10.5pt" style:font-weight-complex="normal"/>
    </style:style>
    <style:style style:name="P32" style:family="paragraph" style:parent-style-name="Standard">
      <style:paragraph-properties fo:margin-left="1.251cm" fo:margin-right="0cm" fo:text-indent="0cm" style:auto-text-indent="false" style:text-autospace="ideograph-alpha" style:writing-mode="lr-tb"/>
      <style:text-properties fo:color="#800000" fo:font-size="10.5pt" fo:font-weight="normal" style:font-size-asian="10.5pt" style:font-weight-asian="normal" style:font-size-complex="10.5pt" style:font-weight-complex="normal"/>
    </style:style>
    <style:style style:name="P33" style:family="paragraph" style:parent-style-name="Standard">
      <style:paragraph-properties fo:margin-left="0cm" fo:margin-right="0cm" fo:text-indent="1.249cm" style:auto-text-indent="false" style:text-autospace="ideograph-alpha" style:writing-mode="lr-tb"/>
      <style:text-properties fo:color="#800000" fo:font-size="10.5pt" fo:font-weight="normal" style:font-size-asian="10.5pt" style:font-weight-asian="normal" style:font-size-complex="10.5pt" style:font-weight-complex="normal"/>
    </style:style>
    <style:style style:name="P34" style:family="paragraph" style:parent-style-name="Standard" style:master-page-name="MP0">
      <style:paragraph-properties style:page-number="auto" fo:break-before="page" style:writing-mode="lr-tb"/>
      <style:text-properties fo:font-weight="bold" style:font-weight-complex="bold"/>
    </style:style>
    <style:style style:name="P35" style:family="paragraph" style:parent-style-name="Standard">
      <style:paragraph-properties style:writing-mode="lr-tb"/>
      <style:text-properties fo:color="#99284c" fo:font-size="10.5pt" fo:font-weight="normal" style:font-size-asian="10.5pt" style:font-weight-asian="normal" style:font-size-complex="10.5pt" style:font-weight-complex="normal"/>
    </style:style>
    <style:style style:name="P36"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37" style:family="paragraph" style:parent-style-name="Standard">
      <style:paragraph-properties style:writing-mode="lr-tb"/>
      <style:text-properties fo:color="#99284c" style:font-name="Thorndale AMT" fo:font-size="10.5pt" fo:font-weight="normal" style:font-name-asian="Arial" style:font-size-asian="10.5pt" style:font-weight-asian="normal" style:font-name-complex="Arial" style:font-size-complex="10.5pt" style:font-weight-complex="normal"/>
    </style:style>
    <style:style style:name="P38" style:family="paragraph" style:parent-style-name="Standard">
      <style:paragraph-properties style:writing-mode="lr-tb"/>
      <style:text-properties fo:color="#99284c" style:font-name="Thorndale AMT2" fo:font-size="10.5pt" fo:font-weight="normal" style:font-size-asian="10.5pt" style:font-weight-asian="normal" style:font-size-complex="10.5pt" style:font-weight-complex="normal"/>
    </style:style>
    <style:style style:name="P39" style:family="paragraph" style:parent-style-name="Standard">
      <style:paragraph-properties style:text-autospace="ideograph-alpha" style:writing-mode="lr-tb"/>
      <style:text-properties fo:color="#99284c" style:font-name="Thorndale AMT1" fo:font-size="10.5pt" fo:font-weight="normal" style:font-size-asian="10.5pt" style:font-weight-asian="normal" style:font-size-complex="10.5pt" style:font-weight-complex="normal"/>
    </style:style>
    <style:style style:name="P40" style:family="paragraph" style:parent-style-name="Standard">
      <style:paragraph-properties style:text-autospace="ideograph-alpha" style:writing-mode="lr-tb"/>
      <style:text-properties fo:color="#99284c" style:font-name="Thorndale AMT1" fo:font-size="10.5pt" fo:font-weight="bold" style:font-size-asian="10.5pt" style:font-weight-asian="bold" style:font-size-complex="10.5pt" style:font-weight-complex="bold"/>
    </style:style>
    <style:style style:name="P41" style:family="paragraph" style:parent-style-name="Standard">
      <style:paragraph-properties style:writing-mode="lr-tb"/>
      <style:text-properties fo:color="#800000" fo:font-size="10.5pt" fo:font-weight="normal" style:font-size-asian="10.5pt" style:font-weight-asian="normal" style:font-size-complex="10.5pt" style:font-weight-complex="normal"/>
    </style:style>
    <style:style style:name="P42" style:family="paragraph" style:parent-style-name="Standard">
      <style:paragraph-properties style:writing-mode="lr-tb"/>
      <style:text-properties fo:font-size="10.5pt" style:font-size-asian="10.5pt" style:font-size-complex="10.5pt"/>
    </style:style>
    <style:style style:name="P43" style:family="paragraph" style:parent-style-name="Standard">
      <style:paragraph-properties style:text-autospace="ideograph-alpha" style:writing-mode="lr-tb"/>
      <style:text-properties fo:font-size="10.5pt" style:font-size-asian="10.5pt" style:font-size-complex="10.5pt"/>
    </style:style>
    <style:style style:name="P44" style:family="paragraph" style:parent-style-name="Standard">
      <style:paragraph-properties style:writing-mode="lr-tb"/>
      <style:text-properties fo:font-size="10.5pt" fo:language="es" fo:country="ES" style:font-size-asian="10.5pt" style:font-size-complex="10.5pt"/>
    </style:style>
    <style:style style:name="P45" style:family="paragraph" style:parent-style-name="Standard">
      <style:paragraph-properties fo:margin-left="0cm" fo:margin-right="0cm" fo:text-indent="0cm" style:auto-text-indent="false" style:text-autospace="ideograph-alpha" style:writing-mode="lr-tb"/>
      <style:text-properties fo:font-size="10.5pt" style:font-size-asian="10.5pt" style:language-asian="zxx" style:country-asian="none" style:font-size-complex="10.5pt"/>
    </style:style>
    <style:style style:name="T1" style:family="text">
      <style:text-properties fo:font-weight="bold" style:font-weight-complex="bold"/>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fo:font-weight="normal" style:font-name-asian="DejaVu Sans" style:font-weight-asian="normal" style:font-name-complex="DejaVu Sans" style:font-weight-complex="normal"/>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size="10.5pt" fo:language="en" fo:country="US" fo:font-weight="normal" style:font-size-asian="10.5pt" style:font-weight-asian="normal" style:font-size-complex="10.5pt" style:font-weight-complex="normal"/>
    </style:style>
    <style:style style:name="T7" style:family="text">
      <style:text-properties fo:language="en" fo:country="US"/>
    </style:style>
    <style:style style:name="T8" style:family="text">
      <style:text-properties fo:language="en" fo:country="US" fo:font-weight="bold" style:font-weight-complex="bold"/>
    </style:style>
    <style:style style:name="T9" style:family="text">
      <style:text-properties style:text-position="-33% 100%"/>
    </style:style>
    <style:style style:name="T10" style:family="text">
      <style:text-properties fo:language="zxx" fo:country="none"/>
    </style:style>
    <style:style style:name="T11" style:family="text">
      <style:text-properties fo:language="zxx" fo:country="none" style:language-asian="zxx" style:country-asian="none"/>
    </style:style>
    <style:style style:name="T12" style:family="text">
      <style:text-properties style:font-name="Times New Roman" fo:language="zxx" fo:country="none" fo:font-style="normal" fo:font-weight="normal" style:font-name-asian="Times New Roman" style:font-style-asian="normal" style:font-weight-asian="normal" style:font-name-complex="Times New Roman" style:font-style-complex="normal" style:font-weight-complex="normal"/>
    </style:style>
    <style:style style:name="T13" style:family="text">
      <style:text-properties style:font-name="Times New Roman" fo:language="zxx" fo:country="none" fo:font-style="normal" style:font-name-asian="Times New Roman" style:font-style-asian="normal" style:font-name-complex="Times New Roman" style:font-style-complex="normal"/>
    </style:style>
    <style:style style:name="T14" style:family="text">
      <style:text-properties fo:font-weight="normal" style:font-weight-asian="normal" style:font-weight-complex="normal"/>
    </style:style>
    <style:style style:name="T15" style:family="text">
      <style:text-properties style:font-name="Thorndale AMT2"/>
    </style:style>
    <style:style style:name="T16" style:family="text">
      <style:text-properties style:language-asian="zxx" style:country-asian="none"/>
    </style:style>
    <style:style style:name="T17" style:family="text">
      <style:text-properties fo:language="es" fo:country="ES"/>
    </style:style>
    <style:style style:name="T18" style:family="text">
      <style:text-properties style:font-name="Thorndale AMT" fo:font-weight="normal" style:font-name-asian="Arial" style:font-weight-asian="normal" style:font-name-complex="Arial" style:font-weight-complex="normal"/>
    </style:style>
    <style:style style:name="T19" style:family="text">
      <style:text-properties style:font-name="Thorndale AMT1" fo:font-weight="normal" style:font-weight-asian="normal" style:font-weight-complex="normal"/>
    </style:style>
    <style:style style:name="T20"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4. Especificación de las restricciones contextuales </text:p>
      <text:p text:style-name="P1"/>
      <text:p text:style-name="P11">4.1. Descripción informal de las restricciones contextuales </text:p>
      <text:p text:style-name="P1">Enumeración y descripción informal de las restricciones contextuales del lenguaje. En este apartado basta con copiar las restricciones contextuales que os proponemos al principio de la plantilla, cuando describimos las características del lenguaje.</text:p>
      <text:p text:style-name="P1"/>
      <text:p text:style-name="P1">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P1"/>
      <text:p text:style-name="P1">Las restricciones que tienen que ver con la declaración de las variables y las instrucciones son:</text:p>
      <text:p text:style-name="P1"><text:tab/>En la sección de declaraciones no podrá haber variables duplicadas</text:p>
      <text:p text:style-name="P1"><text:tab/>En la instrucción de asignación, el identificador debe haber sido declarado.</text:p>
      <text:p text:style-name="P1"><text:tab/>A una variable de tipo real es posible asignarle un valor real, entero o natural.</text:p>
      <text:p text:style-name="P1"><text:tab/>A una variable de tipo entero es posible asignarle un valor entero o real.</text:p>
      <text:p text:style-name="P1"><text:tab/>A una variable de tipo nat, char o bool solo les puedes asignarles valores del mismo tipo.</text:p>
      <text:p text:style-name="P1"><text:tab/>En la instrucción de lectura el identificador debe haber sido definido antes.</text:p>
      <text:p text:style-name="P1"/>
      <text:p text:style-name="P1">Las restricciones contextuales de las de las expresiones son las siguientes:</text:p>
      <text:p text:style-name="P1"><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P1"><text:tab/>Los operadores <text:span text:style-name="T1">+</text:span>y <text:span text:style-name="T1">–</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P1"><text:tab/>El operador <text:span text:style-name="T1">or</text:span>opera únicamente sobre valores booleanos.</text:p>
      <text:p text:style-name="P1"><text:tab/>Los operadores <text:s/><text:span text:style-name="T1">*</text:span>y <text:span text:style-name="T1">/</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P1"><text:tab/>En el operador <text:span text:style-name="T1">%</text:span> no opera sobre valores reales, caracteres y booleanos. El primer operando puede ser entero o natural, pero el segundo operando solo puede ser natural. El tipo del resultado será el mismo que el del primer operando.</text:p>
      <text:p text:style-name="P1"><text:tab/>El operador <text:span text:style-name="T1">and</text:span>opera solo sobre valores booleanos.</text:p>
      <text:p text:style-name="P1"><text:tab/>Los operadores <text:span text:style-name="T1">&lt;&lt;</text:span>y <text:span text:style-name="T1">&gt;&gt;</text:span>operan únicamente sobre valores naturales.</text:p>
      <text:p text:style-name="P1"><text:tab/>El operador <text:span text:style-name="T1">not</text:span>opera solo sobre valores booleanos.</text:p>
      <text:p text:style-name="P1"><text:tab/>El operador <text:span text:style-name="T1">–</text:span>opera solo sobre valores numéricos y el resultado es su operando cambiado de signo. Este resultado será real si el tipo del operando es real, y entero en otro caso.</text:p>
      <text:p text:style-name="P1"><text:tab/>El operador <text:span text:style-name="T1">(float)</text:span>admite expresiones reales, enteras, de naturales y de caracteres. En todas el resultado es real.</text:p>
      <text:p text:style-name="P1"><text:tab/>El operador <text:span text:style-name="T1">(int)</text:span>admite expresiones reales, enteras, de naturales y de caracteres. En todas el resultado es entero.</text:p>
      <text:p text:style-name="P1"><text:tab/>El operador <text:span text:style-name="T1">(nat)</text:span>admite solo expresiones de naturales y de caracteres y en ambas el resultado es natural.</text:p>
      <text:p text:style-name="P1"><text:tab/>El operador <text:span text:style-name="T1">(char)</text:span>admite solo expresiones de naturales y de caracteres y en ambas el <text:soft-page-break/>resultado es caracter.</text:p>
      <text:p text:style-name="P1"><text:tab/>El operador <text:span text:style-name="T1">valor absoluto</text:span>solo admite expresiones numéricas y el resultado es real y la expresión es real o natural si la expresión que evalúa es natural o entera.</text:p>
      <text:p text:style-name="P12"/>
      <text:p text:style-name="P13"/>
      <text:p text:style-name="P11">4.2. Funciones semánticas </text:p>
      <text:p text:style-name="P13"/>
      <text:p text:style-name="P11">4.3. Atributos semánticos </text:p>
      <text:p text:style-name="P1">Para cada categoría sintáctica relevante en este procesamiento enumeramos sus atributos semánticos, indicando si son heredados o sintetizados, y describiendo informalmente su propósito.</text:p>
      <text:p text:style-name="P1"/>
      <text:p text:style-name="P15">Categoría Programa:</text:p>
      <text:p text:style-name="P14"><text:tab/>error: sintetizado. Sirve para indicar si hay errores contextuales del programa.</text:p>
      <text:p text:style-name="P15">Categoría Declaraciones:</text:p>
      <text:p text:style-name="P14"><text:tab/>error: sintetizado. Indica si hay errores en las declaraciones.</text:p>
      <text:p text:style-name="P15">Categoría Instrucciones:</text:p>
      <text:p text:style-name="P14"><text:tab/>error: sintetizado. Indica si hay errores en la sección de instrucciones.</text:p>
      <text:p text:style-name="P15">Categoría InstrucciónAsig:</text:p>
      <text:p text:style-name="P14"><text:tab/>lex: sintetizado. Proviene del analizador léxico y nos da el nombre del identificador.</text:p>
      <text:p text:style-name="P17"><text:tab/>tipo: sintetizado. Indica el tipo del identificador.</text:p>
      <text:p text:style-name="P15">Categoria InsLectura:</text:p>
      <text:p text:style-name="P14"><text:tab/>error: indica error en instrucción de lectura.</text:p>
      <text:p text:style-name="P15">Categoría InsEscritura:</text:p>
      <text:p text:style-name="P14"><text:tab/>error: indica error en la instrucción de escritura.</text:p>
      <text:p text:style-name="P15">Categoría Expresión:</text:p>
      <text:p text:style-name="P14"><text:tab/>tipo: sintetizado. Contiene el tipo de la expresión y, en su caso, error si existe un error de tipos.</text:p>
      <text:p text:style-name="P15">Categorías opNivX:</text:p>
      <text:p text:style-name="P14"><text:tab/>op: sintetizado. Contiene el tipo de operación.</text:p>
      <text:p text:style-name="P15"><text:tab/></text:p>
      <text:p text:style-name="P17"><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13"/>
      <text:p text:style-name="P12"/>
      <text:p text:style-name="P18"/>
      <text:p text:style-name="P11">4.4. Gramática de atributos </text:p>
      <text:p text:style-name="P15">Gramática de atributos que formaliza la comprobación de las restricciones contextuales.</text:p>
      <text:p text:style-name="P11"/>
      <text:p text:style-name="P4">Programa → Declaraciones &amp; Instrucciones</text:p>
      <text:p text:style-name="P8"><text:tab/>Programa.error = Declaraciones.error v Instrucciones.error <text:s/>v Declaraciones.pend = <text:span text:style-name="T3">ⵁ</text:span></text:p>
      <text:p text:style-name="P7"><text:tab/>Instrucciones.tsh = Declaraciones.ts</text:p>
      <text:p text:style-name="P27">Declaraciones → Declaraciones ; Declaracion </text:p>
      <text:p text:style-name="P26"><text:tab/>Declaraciones<text:span text:style-name="T9">o</text:span>.error = Declaraciones<text:span text:style-name="T9">1</text:span>.error v Declaracion.error</text:p>
      <text:p text:style-name="P26"><text:tab/>Declaracion.tsh = Declaraciones1.ts</text:p>
      <text:p text:style-name="P5">Declaraciones → Declaración</text:p>
      <text:p text:style-name="P8"><text:span text:style-name="T1"><text:tab/></text:span>Declaraciones.error = Declaracion.error</text:p>
      <text:p text:style-name="P26"><text:tab/>Declaraciones.tsh = creaTs()</text:p>
      <text:p text:style-name="P19">Declaracion → DeclaracionTipo</text:p>
      <text:p text:style-name="P19"><text:soft-page-break/><text:tab/><text:span text:style-name="T14">Declaracion.error <text:s/>= DeclaracionTipo.error</text:span></text:p>
      <text:p text:style-name="P21"><text:tab/>DeclaracionTipo.tsh = Declaracion.tsh</text:p>
      <text:p text:style-name="P19">Declaracion → DeclaracionVariable</text:p>
      <text:p text:style-name="P19"><text:tab/><text:span text:style-name="T14">Declaracion.error = DeclaracionVariable.error</text:span></text:p>
      <text:p text:style-name="P21"><text:tab/>DeclaracionVariable.tsh = Declaracion.tsh</text:p>
      <text:p text:style-name="P19">DeclaracionTipo → tipo id = Tipo</text:p>
      <text:p text:style-name="P30"><text:tab/>DeclaracionTipo.error = Tipo.error v exiteID(DeclaracionTipo.tsh, id.lex) v</text:p>
      <text:p text:style-name="P30"><text:tab/><text:tab/><text:tab/><text:tab/><text:tab/>refErronea(Tipo.tipo,DeclaracionTipo..tipo)</text:p>
      <text:p text:style-name="P30"><text:tab/>Tipo.tsh = DeclaracionTipo.tsh</text:p>
      <text:p text:style-name="P26">DeclaraciónVarible → id : Tipo</text:p>
      <text:p text:style-name="P31"><text:tab/>DeclaracionVariable.error = Tipo.error v existeID(DeclaracionVariable.tsh, id.lex) v <text:tab/><text:tab/><text:tab/><text:tab/><text:tab/><text:tab/><text:tab/>refErronea(Tipo.tipo,DeclaracionVariable..tsh)</text:p>
      <text:p text:style-name="P31"><text:tab/>Tipo.tsh = DeclaracionVariable.tsh</text:p>
      <text:p text:style-name="P31"/>
      <text:p text:style-name="P16">Tipo → Boolean</text:p>
      <text:p text:style-name="P16"><text:tab/><text:span text:style-name="T14">Tipo.error = false</text:span></text:p>
      <text:p text:style-name="P6">Tipo → character</text:p>
      <text:p text:style-name="P6"><text:tab/><text:span text:style-name="T14">Tipo.error = false</text:span></text:p>
      <text:p text:style-name="P6">Tipo → Float</text:p>
      <text:p text:style-name="P6"><text:tab/><text:span text:style-name="T14">Tipo.error = false</text:span></text:p>
      <text:p text:style-name="P6">Tipo → Natural</text:p>
      <text:p text:style-name="P6"><text:tab/><text:span text:style-name="T14">Tipo.error = false</text:span></text:p>
      <text:p text:style-name="P19">Tipo → array [Expresion] of Tipo</text:p>
      <text:p text:style-name="P21"><text:tab/>Tipo0.error = Expresion.tipo.t != natural v Tipo1.error v refErronea(Tipo1.tipo, Tipo0.tsh)</text:p>
      <text:p text:style-name="P21"><text:tab/>Tipo1.tsh = Tipo0.tsh</text:p>
      <text:p text:style-name="P19">Tipo → reg Campos <text:s/>freg</text:p>
      <text:p text:style-name="P19"><text:tab/><text:span text:style-name="T14">Tipo.error = Campos.error</text:span></text:p>
      <text:p text:style-name="P21"><text:tab/>Campos.tsh = Tipo.tsh</text:p>
      <text:p text:style-name="P19">Tipo → ^Tipo</text:p>
      <text:p text:style-name="P28"><text:tab/><text:span text:style-name="T14">Tipo0.error = Tipo1.error</text:span></text:p>
      <text:p text:style-name="P28"><text:tab/><text:span text:style-name="T14">Tipo1.tsh = Tipo0.tsh</text:span></text:p>
      <text:p text:style-name="P30"/>
      <text:p text:style-name="P19">Campos → Campos ';' Campo</text:p>
      <text:p text:style-name="P19"><text:tab/><text:span text:style-name="T14">Campos0.error = Campos1.error v campo?(Campos1.campos,Campo.id) v Campo.error</text:span></text:p>
      <text:p text:style-name="P21"><text:tab/>Campo.tsh = Campos1.tsh = Campos0.tsh</text:p>
      <text:p text:style-name="P19">Campos → Campo</text:p>
      <text:p text:style-name="P19"><text:tab/><text:span text:style-name="T14">Campos.error = Campo.error</text:span></text:p>
      <text:p text:style-name="P21"><text:tab/>Campo.tsh = Campos.tsh</text:p>
      <text:p text:style-name="P19">Campo → id : Tipo</text:p>
      <text:p text:style-name="P32">Campo.error = Tipo.error v refErronea(Tipo.tipo, Campo.tsh)</text:p>
      <text:p text:style-name="P32">Tipo.tsh = Campo.tsh</text:p>
      <text:p text:style-name="P32"/>
      <text:p text:style-name="P29">Instrucciones → Instrucciones ; Instrucción </text:p>
      <text:p text:style-name="P31"><text:tab/>Instrucciones<text:span text:style-name="T9">o</text:span>.error = Instrucciones<text:span text:style-name="T9">1</text:span>.error v Instrucción.error</text:p>
      <text:p text:style-name="P31"><text:tab/>Instruccion.tsh = Instrucciones<text:span text:style-name="T9">1</text:span>.tsh = instrucciónes<text:span text:style-name="T9">o</text:span>.tsh</text:p>
      <text:p text:style-name="P6">Instrucciones → Instrucción</text:p>
      <text:p text:style-name="P8"><text:span text:style-name="T1"><text:tab/></text:span>Instrucciones.error = Instrucción.error</text:p>
      <text:p text:style-name="P6"><text:tab/><text:span text:style-name="T14">Instrucción.tsh = Instrucciones.tsh</text:span></text:p>
      <text:p text:style-name="P5">Instrucción → InsLectura</text:p>
      <text:p text:style-name="P8"><text:span text:style-name="T1"><text:tab/></text:span>Instrucción.error = InsLectura.error</text:p>
      <text:p text:style-name="P7"><text:tab/>InsLectura.tsh = Instrucción.tsh</text:p>
      <text:p text:style-name="P5">Instrucción → InsEscritura</text:p>
      <text:p text:style-name="P8"><text:span text:style-name="T1"><text:tab/></text:span>Instrucción.error = InsEscritura.error</text:p>
      <text:p text:style-name="P7"><text:tab/>InsEscritura.tsh = Instrucción.tsh</text:p>
      <text:p text:style-name="P5"><text:soft-page-break/>Instrucción → InsAsignacion</text:p>
      <text:p text:style-name="P8"><text:tab/>Instrucción.error = InsAsignacion.error <text:s/></text:p>
      <text:p text:style-name="P3"><text:tab/>InsAsignacion.tsh = Instrucción.tsh</text:p>
      <text:p text:style-name="P19">Instrucción → InsCompuesta</text:p>
      <text:p text:style-name="P19"><text:tab/><text:span text:style-name="T14">Instrucción.error = InsCompuesta.error</text:span></text:p>
      <text:p text:style-name="P21"><text:tab/>InsCompuesta.tsh = Instrucción.tsh</text:p>
      <text:p text:style-name="P19">Instrucción → InsIf</text:p>
      <text:p text:style-name="P19"><text:tab/><text:span text:style-name="T14">Instrucción.error = InsIf.error</text:span></text:p>
      <text:p text:style-name="P21"><text:tab/>InsIf.tsh = Instrucción.tsh</text:p>
      <text:p text:style-name="P19">Instrucción → InsWhile</text:p>
      <text:p text:style-name="P21"><text:tab/>Instrucción.error = InsWhile.error</text:p>
      <text:p text:style-name="P21"><text:tab/>InsWhile.tsh = Instrucción.tsh</text:p>
      <text:p text:style-name="P19">Instrucción → InsNew</text:p>
      <text:p text:style-name="P19"><text:tab/><text:span text:style-name="T14">Instrucción.error =InsNew.error</text:span></text:p>
      <text:p text:style-name="P19">Instrucción → InsDel</text:p>
      <text:p text:style-name="P19"><text:tab/><text:span text:style-name="T14">Instrucción.error = InsDel.error</text:span></text:p>
      <text:p text:style-name="P6"/>
      <text:p text:style-name="P10">InsLectura → <text:s/>in(id)</text:p>
      <text:p text:style-name="P8"><text:span text:style-name="T8"><text:tab/></text:span><text:span text:style-name="T7">InsLectura.error = NOT existeID(InsLectura.tsh,id.lex)</text:span></text:p>
      <text:p text:style-name="P5">InsEscritura → out(Expresion)</text:p>
      <text:p text:style-name="P2"><text:tab/>InsEscritura.error = (Expresion.tipo = error)</text:p>
      <text:p text:style-name="P19">InsAsignación → Mem := Expresión</text:p>
      <text:p text:style-name="P30"><text:tab/>I<text:span text:style-name="T16">nsAsignacion.error =<text:tab/></text:span></text:p>
      <text:p text:style-name="P30"><text:span text:style-name="T16"><text:tab/><text:tab/>Expresion.tipo = &lt;t:error&gt; v Mem.tipo = &lt;t:error&gt; v</text:span></text:p>
      <text:p text:style-name="P30"><text:span text:style-name="T16"><text:tab/><text:tab/>(Mem.tipo = &lt;t:float&gt; </text:span><text:span text:style-name="T11">٨ </text:span><text:span text:style-name="T17">(Expresion.tipo = &lt;t:character&gt; v Expresion.tipo = &lt;t:boolean&gt;)) v</text:span></text:p>
      <text:p text:style-name="P30"><text:tab/><text:tab/>(Mem.tipo = &lt;t:integer&gt; <text:span text:style-name="T10">٨ </text:span></text:p>
      <text:p text:style-name="P30"><text:span text:style-name="T10"><text:tab/><text:tab/><text:tab/></text:span><text:span text:style-name="T17">(Expresion.tipo=&lt;t:float&gt; v Expresion.tipo=&lt;t:character&gt; v Expresion.tipo = boolean)) v</text:span></text:p>
      <text:p text:style-name="P33"><text:tab/><text:tab/>(Mem.tipo = &lt;t:natural&gt; <text:span text:style-name="T13">٨ </text:span>Expresion.tipo =/= &lt;t:natural&gt;) <text:s/>v</text:p>
      <text:p text:style-name="P30"><text:tab/><text:tab/>(Mem.tipo = &lt;t:character&gt; <text:span text:style-name="T13">٨ </text:span>Expresion.tipo =/= character) <text:s/>v</text:p>
      <text:p text:style-name="P30"><text:tab/><text:tab/>(Mem.tipo = &lt;t:boolean&gt; <text:span text:style-name="T13">٨ </text:span>Expresion.tipo =/= boolean)</text:p>
      <text:p text:style-name="P30"><text:tab/>Expresion.tsh = Mem.tsh = InsAsignacion.tsh</text:p>
      <text:p text:style-name="P19"/>
      <text:p text:style-name="P19">InsCompuesta → begin InsOpc end</text:p>
      <text:p text:style-name="P21"><text:tab/>InsCompuesta.error <text:s/>= InsOpc.error</text:p>
      <text:p text:style-name="P21"><text:tab/>InsOpc.tsh = InsCompuesta.tsh</text:p>
      <text:p text:style-name="P25">InsOpc → Instrucciones</text:p>
      <text:p text:style-name="P25"><text:tab/><text:span text:style-name="T14">InsOpc.error = Instruciones.error</text:span></text:p>
      <text:p text:style-name="P38"><text:tab/>Instrucciones.tsh = InsOpc.tsh</text:p>
      <text:p text:style-name="P19">InsOpc → <text:span text:style-name="T2">λ</text:span></text:p>
      <text:p text:style-name="P19"><text:span text:style-name="T2"><text:tab/></text:span><text:span text:style-name="T19">InsOpc.error=false</text:span></text:p>
      <text:p text:style-name="P25"/>
      <text:p text:style-name="P25">InsIf → if Expresion then Instrucción Pelse</text:p>
      <text:p text:style-name="P25"><text:tab/><text:span text:style-name="T14">InsIf.error = Expresion.tipo != &lt;t:bool&gt; v Instrucción.error v Pelse.error</text:span></text:p>
      <text:p text:style-name="P38"><text:tab/>Pelse.error = Instrucción.error = Expresion.tsh =InsIf.tsh</text:p>
      <text:p text:style-name="P25">PElse → else Instrucción</text:p>
      <text:p text:style-name="P25"><text:tab/><text:span text:style-name="T14">Pelse.error = Instrucción.error</text:span></text:p>
      <text:p text:style-name="P38"><text:tab/>Instrucción.tsh = PElse.tsh</text:p>
      <text:p text:style-name="P19"><text:span text:style-name="T15">PElse → </text:span><text:span text:style-name="T2">λ</text:span></text:p>
      <text:p text:style-name="P19"><text:span text:style-name="T2"><text:tab/></text:span><text:span text:style-name="T19">Pelse.error = false</text:span></text:p>
      <text:p text:style-name="P22"/>
      <text:p text:style-name="P23">InsWhile → while Expresion do Instrucción </text:p>
      <text:p text:style-name="P24"><text:tab/>InsWhile.error = Expresion.tipo = &lt;t:bool&gt; v Instrucción.error</text:p>
      <text:p text:style-name="P24"><text:tab/>Instrucción.tsh = Expresion.tsh = InsWhile.tsh</text:p>
      <text:p text:style-name="P23"/>
      <text:p text:style-name="P23">InsNew → new Mem</text:p>
      <text:p text:style-name="P23"><text:soft-page-break/><text:tab/><text:span text:style-name="T14">InsNew.error = Mem.tipo.t != puntero</text:span></text:p>
      <text:p text:style-name="P24"/>
      <text:p text:style-name="P23">InsDel → delete Mem</text:p>
      <text:p text:style-name="P23"><text:tab/><text:span text:style-name="T14">InsDel.error = Mem.tipo.t != puntero</text:span></text:p>
      <text:p text:style-name="P23"><text:span text:style-name="T14"/></text:p>
      <text:p text:style-name="P19">Mem → id</text:p>
      <text:p text:style-name="P19"><text:tab/><text:span text:style-name="T14">Mem.tipo =<text:tab/>si existe(Tipo.tsh , id.lex)</text:span></text:p>
      <text:p text:style-name="P21"><text:tab/><text:tab/><text:tab/><text:tab/>si Mem.tsh[id.lex].clase = var</text:p>
      <text:p text:style-name="P21"><text:tab/><text:tab/><text:tab/><text:tab/><text:tab/>ref!(Mem.tsh[id.lex].tipo, Mem.tsh)</text:p>
      <text:p text:style-name="P21"><text:tab/><text:tab/><text:tab/><text:tab/>sino &lt;t:error&gt;</text:p>
      <text:p text:style-name="P21"><text:tab/><text:tab/> <text:s text:c="5"/><text:tab/>sino &lt;t:error&gt;<text:tab/></text:p>
      <text:p text:style-name="P19">Mem → Mem^</text:p>
      <text:p text:style-name="P19"><text:tab/><text:span text:style-name="T14">Mem0.tipo = <text:tab/>si Mem1.tipo.t = puntero</text:span></text:p>
      <text:p text:style-name="P21"><text:tab/><text:tab/><text:tab/><text:tab/>ref!(Mem1.tipo.tbase , Mem0.tsh)</text:p>
      <text:p text:style-name="P21"><text:tab/><text:tab/> <text:s text:c="6"/><text:tab/>sino &lt;t:error&gt;+</text:p>
      <text:p text:style-name="P21"><text:tab/>Mem1.tsh=Mem0.tsh</text:p>
      <text:p text:style-name="P19">Mem → Mem[Expresion]</text:p>
      <text:p text:style-name="P19"><text:tab/><text:span text:style-name="T14">Mem0.tipo =<text:tab/>si Mem1.tipo.t =array </text:span><text:span text:style-name="T4">∧</text:span><text:span text:style-name="T18"> Expresion.tipo.t = natural</text:span></text:p>
      <text:p text:style-name="P37"><text:tab/><text:tab/><text:tab/><text:tab/>ref!(Mem1.tipo.tbase, Mem0.tsh)</text:p>
      <text:p text:style-name="P37"><text:tab/><text:tab/> <text:s text:c="7"/><text:tab/>sino &lt;t:error&gt;</text:p>
      <text:p text:style-name="P37"><text:tab/>Expresion.tsh = Mem.tsh</text:p>
      <text:p text:style-name="P19">Mem → Mem.id</text:p>
      <text:p text:style-name="P19"><text:tab/><text:span text:style-name="T14">Mem0.tipo = <text:tab/>si Mem1.tipo.t = rec</text:span></text:p>
      <text:p text:style-name="P21"><text:tab/><text:tab/><text:tab/><text:tab/>si campo?(Mem1.tipo.campos, id.lex)</text:p>
      <text:p text:style-name="P21"><text:tab/><text:tab/><text:tab/><text:tab/><text:tab/>ref!(Mem1.tipo.campos[id.lex].tipo, Mem0.tsh)</text:p>
      <text:p text:style-name="P21"><text:tab/><text:tab/><text:tab/><text:tab/>sino &lt;t:error&gt;</text:p>
      <text:p text:style-name="P21"><text:tab/><text:tab/><text:tab/>sino &lt;t:error&gt;</text:p>
      <text:p text:style-name="P8"/>
      <text:p text:style-name="P5">Expresión → ExpresiónNiv1 OpNiv0 ExpresiónNiv1</text:p>
      <text:p text:style-name="P45"><text:tab/>Expresion.tipo = </text:p>
      <text:p text:style-name="P45"><text:tab/><text:tab/>si <text:tab/>(ExpresionNiv1<text:span text:style-name="T9">o</text:span>.tipo = <text:span text:style-name="T20">&lt;t:error&gt;</text:span> v ExpresionNiv1<text:span text:style-name="T9">1</text:span>.tipo =<text:span text:style-name="T20"> &lt;t:error&gt;</text:span>) v <text:tab/><text:tab/><text:tab/><text:tab/><text:tab/>(ExpresionNiv1<text:span text:style-name="T9">o</text:span>.tipo = <text:span text:style-name="T20">&lt;t:character&gt;</text:span> <text:span text:style-name="T12">٨ </text:span>ExpresionNiv1<text:span text:style-name="T9">1</text:span>.tipo =/= <text:span text:style-name="T20">&lt;t:character&gt;</text:span>) v</text:p>
      <text:p text:style-name="P8"><text:tab/><text:tab/><text:tab/>(ExpresionNiv1<text:span text:style-name="T9">o</text:span>.tipo =/= <text:span text:style-name="T20">&lt;t:character&gt;</text:span> <text:span text:style-name="T12">٨ </text:span>ExpresionNiv1<text:span text:style-name="T9">1</text:span>.tipo = <text:span text:style-name="T20">&lt;t:character&gt;</text:span>) v</text:p>
      <text:p text:style-name="P7"><text:tab/> <text:tab/><text:tab/>(ExpresionNiv1<text:span text:style-name="T9">o</text:span>.tipo = <text:span text:style-name="T20">&lt;t:boolean&gt;</text:span> <text:span text:style-name="T12">٨ </text:span>ExpresionNiv1<text:span text:style-name="T9">1</text:span>.tipo =/= <text:span text:style-name="T20">&lt;t:boolean&gt;</text:span>) v</text:p>
      <text:p text:style-name="P7"><text:tab/><text:tab/><text:tab/>(ExpresionNiv1<text:span text:style-name="T9">o</text:span>.tipo =/= <text:span text:style-name="T20">&lt;t:boolean&gt;</text:span> <text:span text:style-name="T12">٨ </text:span>ExpresionNiv1<text:span text:style-name="T9">1</text:span>.tipo = <text:span text:style-name="T20">&lt;t:boolean&gt;</text:span>))</text:p>
      <text:p text:style-name="P7"><text:tab/><text:tab/><text:tab/><text:tab/><text:span text:style-name="T20">&lt;t:error&gt;</text:span></text:p>
      <text:p text:style-name="P7"><text:tab/><text:tab/>sino <text:s text:c="3"/><text:tab/><text:tab/></text:p>
      <text:p text:style-name="P7"><text:tab/><text:tab/><text:tab/><text:span text:style-name="T20">&lt;t:boolean&gt;</text:span></text:p>
      <text:p text:style-name="P7"><text:tab/>ExpresionNiv1<text:span text:style-name="T9">1</text:span>.tsh = ExpresionNiv1<text:span text:style-name="T9">o</text:span>.tsh <text:s/>= Expresion.tsh</text:p>
      <text:p text:style-name="P5">Expresión → ExpresiónNiv1</text:p>
      <text:p text:style-name="P8"><text:span text:style-name="T1"><text:tab/></text:span>Expresion.tipo = ExpresionNiv1.tipo</text:p>
      <text:p text:style-name="P7"><text:tab/>ExpresionNiv1.tsh = Expresion.tsh</text:p>
      <text:p text:style-name="P5">ExpresiónNiv1 → ExpresiónNiv1 OpNiv1 ExpresiónNiv2</text:p>
      <text:p text:style-name="P8"><text:span text:style-name="T1"><text:tab/></text:span>ExpresionNiv1<text:span text:style-name="T9">o</text:span>.tipo =</text:p>
      <text:p text:style-name="P7"><text:tab/><text:tab/>si <text:tab/>(ExpresionNiv1<text:span text:style-name="T9">1</text:span>.tipo = <text:span text:style-name="T20">&lt;t:error&gt;</text:span> v ExpresionNiv2.tipo = <text:span text:style-name="T20">&lt;t:error&gt;</text:span> v</text:p>
      <text:p text:style-name="P7"><text:tab/><text:tab/> <text:s text:c="3"/><text:tab/>(ExpresionNiv1<text:span text:style-name="T9">1</text:span>.tipo = <text:span text:style-name="T20">&lt;t:char&gt;</text:span> v ExpresionNiv2.tipo =/= <text:span text:style-name="T20">&lt;t:char&gt;</text:span>) v</text:p>
      <text:p text:style-name="P7"><text:tab/><text:tab/> <text:s text:c="3"/><text:tab/>(ExpresionNiv1<text:span text:style-name="T9">1</text:span>.tipo = <text:span text:style-name="T20">&lt;t:boolean&gt;</text:span> <text:span text:style-name="T12">٨ </text:span>ExpresionNiv2.tipo =/= <text:span text:style-name="T20">&lt;t:boolean&gt;</text:span>) v</text:p>
      <text:p text:style-name="P7"><text:tab/> <text:s text:c="12"/><text:tab/><text:tab/>(ExpresionNiv1<text:span text:style-name="T9">1</text:span>.tipo =/= <text:span text:style-name="T20">&lt;t:boolean&gt;</text:span> <text:span text:style-name="T12">٨ </text:span>ExpresionNiv2.tipo = <text:span text:style-name="T20">&lt;t:boolean&gt;</text:span>))</text:p>
      <text:p text:style-name="P7"><text:tab/><text:tab/><text:tab/><text:tab/><text:span text:style-name="T20">&lt;t:error&gt;</text:span></text:p>
      <text:p text:style-name="P7"><text:tab/><text:tab/>sino case (OpNiv1.op)</text:p>
      <text:p text:style-name="P7"><text:tab/><text:tab/><text:tab/>suma,resta:</text:p>
      <text:p text:style-name="P7"><text:tab/><text:tab/><text:tab/> <text:s text:c="8"/>si (ExpresionNiv1<text:span text:style-name="T9">1</text:span>.tipo=<text:span text:style-name="T20">&lt;t:float&gt;</text:span> v ExpresionNiv2.tipo = <text:span text:style-name="T20">&lt;t:float&gt;)</text:span></text:p>
      <text:p text:style-name="P7"><text:soft-page-break/><text:tab/><text:tab/><text:tab/><text:tab/><text:tab/><text:span text:style-name="T20">&lt;t:float&gt;</text:span></text:p>
      <text:p text:style-name="P7"><text:tab/><text:tab/><text:tab/> <text:s text:c="8"/>sino si (ExpresionNiv1<text:span text:style-name="T9">1</text:span>.tipo = <text:span text:style-name="T20">&lt;t:integer&gt;</text:span> v ExpresionNiv2.tipo = <text:span text:style-name="T20">&lt;t:integer&gt;)</text:span></text:p>
      <text:p text:style-name="P7"><text:tab/><text:tab/><text:tab/><text:tab/> <text:tab/><text:span text:style-name="T20">&lt;t:integer&gt;</text:span></text:p>
      <text:p text:style-name="P7"><text:tab/><text:tab/><text:tab/> <text:s text:c="8"/>sino si (ExpresionNiv1<text:span text:style-name="T9">1</text:span>.tipo =&lt;t:natural&gt; <text:span text:style-name="T12">٨ </text:span>ExpresionNiv2.tipo = &lt;t:natural&gt;)</text:p>
      <text:p text:style-name="P7"><text:tab/><text:tab/><text:tab/><text:tab/><text:tab/> <text:span text:style-name="T20">&lt;t:natural&gt;</text:span></text:p>
      <text:p text:style-name="P7"><text:tab/><text:tab/><text:tab/> <text:s text:c="8"/>sino <text:span text:style-name="T20">&lt;t:error&gt;</text:span></text:p>
      <text:p text:style-name="P7"><text:tab/><text:tab/><text:tab/>o: <text:s/></text:p>
      <text:p text:style-name="P7"><text:tab/><text:tab/><text:tab/> <text:s text:c="8"/>si (ExpresionNiv1<text:span text:style-name="T9">1</text:span>.tipo = <text:span text:style-name="T20">&lt;t:boolean&gt;</text:span> <text:span text:style-name="T12">٨ </text:span>ExpresionNiv2.tipo = <text:span text:style-name="T20">&lt;t:boolean&gt;</text:span>)</text:p>
      <text:p text:style-name="P7"><text:tab/><text:tab/><text:tab/><text:tab/> <text:s text:c="3"/><text:tab/><text:span text:style-name="T20">&lt;t:boolean&gt;</text:span></text:p>
      <text:p text:style-name="P7"><text:tab/><text:tab/><text:tab/> <text:s text:c="8"/>sino <text:span text:style-name="T20">&lt;t:error&gt;</text:span></text:p>
      <text:p text:style-name="P7"><text:tab/>ExpresionNiv2.tsh = ExpresionNiv1<text:span text:style-name="T9">1</text:span>.tsh = ExpresionNiv1<text:span text:style-name="T9">o</text:span>.tsh</text:p>
      <text:p text:style-name="P5">ExpresiónNiv1 → ExpresiónNiv2</text:p>
      <text:p text:style-name="P8"><text:span text:style-name="T1"><text:tab/></text:span>ExpresionNiv1.tipo = ExpresionNiv2.tipo</text:p>
      <text:p text:style-name="P7"><text:tab/>ExpresionNiv2.tsh = ExpresionNiv1.tsh</text:p>
      <text:p text:style-name="P5">ExpresiónNiv2 → ExpresiónNiv2 OpNiv2 ExpresiónNiv3</text:p>
      <text:p text:style-name="P8"><text:span text:style-name="T1"><text:tab/></text:span>ExpresionNiv2<text:span text:style-name="T9">o</text:span>.tipo =</text:p>
      <text:p text:style-name="P7"><text:tab/><text:tab/>si <text:tab/>(ExpresionNiv2<text:span text:style-name="T9">1</text:span>.tipo = <text:span text:style-name="T20">&lt;t:error&gt;</text:span> v ExpresionNiv3.tipo = &lt;t:error&gt; v</text:p>
      <text:p text:style-name="P7"><text:s text:c="20"/><text:tab/><text:tab/>ExpresionNiv2<text:span text:style-name="T9">1</text:span>.tipo = <text:span text:style-name="T20">&lt;t:character</text:span>&gt; v ExpresionNiv3.tipo = <text:span text:style-name="T20">&lt;t:character&gt;</text:span> v</text:p>
      <text:p text:style-name="P7"><text:tab/><text:tab/> <text:s text:c="2"/><text:tab/>(ExpresionNiv2<text:span text:style-name="T9">1</text:span>.tipo = <text:span text:style-name="T20">&lt;t:boolean&gt;</text:span> <text:span text:style-name="T12">٨ </text:span>ExpresionNiv3.tipo =/= <text:span text:style-name="T20">&lt;t:boolean&gt;</text:span> v</text:p>
      <text:p text:style-name="P7"><text:tab/><text:tab/> <text:s text:c="3"/><text:tab/>(ExpresionNiv2<text:span text:style-name="T9">1</text:span>.tipo =/= <text:span text:style-name="T20">&lt;t:boolean&gt;</text:span> <text:span text:style-name="T12">٨ </text:span>ExpresionNiv3.tipo = <text:span text:style-name="T20">&lt;t:boolean&gt;</text:span>))</text:p>
      <text:p text:style-name="P7"><text:tab/><text:tab/> <text:s text:c="9"/><text:tab/><text:tab/><text:span text:style-name="T20">&lt;t:error&gt;</text:span></text:p>
      <text:p text:style-name="P7"><text:tab/><text:tab/>sino case (OpNiv2.op)</text:p>
      <text:p text:style-name="P7"><text:tab/><text:tab/><text:tab/>multiplica,divide:</text:p>
      <text:p text:style-name="P7"><text:tab/><text:tab/><text:tab/> <text:s text:c="8"/><text:tab/>si (ExpresionNiv2<text:span text:style-name="T9">1</text:span>.tipo=<text:span text:style-name="T20">&lt;t:float&gt;</text:span> v ExpresionNiv3.tipo = <text:span text:style-name="T20">&lt;t:float&gt;</text:span>)</text:p>
      <text:p text:style-name="P7"><text:tab/><text:tab/><text:tab/><text:tab/> <text:s text:c="2"/><text:tab/><text:span text:style-name="T20"> &lt;t:float&gt;</text:span></text:p>
      <text:p text:style-name="P7"><text:tab/><text:tab/><text:tab/> <text:s text:c="8"/><text:tab/>sino si (ExpresionNiv2<text:span text:style-name="T9">1</text:span>.tipo =<text:span text:style-name="T20">&lt;t:integer&gt;</text:span> v ExpresionNiv3.tipo = <text:span text:style-name="T20">&lt;t:integer&gt;</text:span>)</text:p>
      <text:p text:style-name="P7"><text:tab/><text:tab/><text:tab/><text:tab/><text:tab/><text:span text:style-name="T20">&lt;t:integer&gt;</text:span></text:p>
      <text:p text:style-name="P7"><text:tab/><text:tab/><text:tab/> <text:s text:c="7"/><text:tab/>sino si (ExpresionNiv2<text:span text:style-name="T9">1</text:span>.tipo =<text:span text:style-name="T20">&lt;t:natural&gt;</text:span> <text:span text:style-name="T12">٨ </text:span>ExpresionNiv3.tipo=<text:span text:style-name="T20">&lt;t:natural&gt;</text:span>)</text:p>
      <text:p text:style-name="P7"><text:tab/><text:tab/><text:tab/><text:tab/> <text:s/><text:tab/><text:span text:style-name="T20">&lt;t:natural&gt;</text:span></text:p>
      <text:p text:style-name="P7"><text:tab/><text:tab/><text:tab/> <text:s text:c="8"/><text:tab/>sino <text:span text:style-name="T20">&lt;t:error&gt;</text:span></text:p>
      <text:p text:style-name="P7"><text:tab/><text:tab/><text:tab/>modulo:</text:p>
      <text:p text:style-name="P7"><text:tab/><text:tab/><text:tab/> <text:s text:c="8"/><text:tab/>si (ExpresionNiv3.tipo = <text:span text:style-name="T20">&lt;t:natural&gt;</text:span> <text:span text:style-name="T10">٨</text:span></text:p>
      <text:p text:style-name="P44"><text:tab/><text:tab/><text:tab/><text:tab/><text:tab/>(ExpresionNiv2<text:span text:style-name="T9">1</text:span>.tipo=&lt;<text:span text:style-name="T20">t:natural&gt;</text:span> v ExpresionNiv2<text:span text:style-name="T9">1</text:span>.tipo=<text:span text:style-name="T20">&lt;t:integer&gt;</text:span>))<text:tab/></text:p>
      <text:p text:style-name="P7"><text:tab/><text:tab/><text:tab/><text:tab/> <text:s text:c="5"/><text:tab/><text:tab/>ExpresionNiv2<text:span text:style-name="T9">1</text:span>.tipo</text:p>
      <text:p text:style-name="P7"><text:tab/><text:tab/><text:tab/> <text:s text:c="8"/><text:tab/>sino <text:s text:c="4"/><text:span text:style-name="T20"><text:tab/>&lt;t:error&gt;</text:span></text:p>
      <text:p text:style-name="P7"><text:tab/><text:tab/><text:tab/>y: <text:s/></text:p>
      <text:p text:style-name="P7"><text:tab/><text:tab/><text:tab/> <text:s text:c="8"/><text:tab/>si (ExpresionNiv2<text:span text:style-name="T9">1</text:span>.tipo = <text:span text:style-name="T20">&lt;t:boolean&gt;</text:span> <text:span text:style-name="T12">٨ </text:span>ExpresionNiv3.tipo = <text:span text:style-name="T20">&lt;t:boolean&gt;)</text:span></text:p>
      <text:p text:style-name="P7"><text:tab/><text:tab/><text:tab/><text:tab/><text:tab/><text:span text:style-name="T20">&lt;t:boolean&gt;</text:span></text:p>
      <text:p text:style-name="P7"><text:tab/><text:tab/><text:tab/> <text:s text:c="8"/><text:tab/>sino <text:tab/><text:span text:style-name="T20">&lt;t:error&gt;</text:span></text:p>
      <text:p text:style-name="P7"><text:tab/>ExpresionNiv3.tsh = ExpresionNiv2<text:span text:style-name="T9">1</text:span>.tsh = ExpresionNiv2<text:span text:style-name="T9">o</text:span>.tsh</text:p>
      <text:p text:style-name="P5">ExpresiónNiv2 → ExpresiónNiv3</text:p>
      <text:p text:style-name="P8"><text:span text:style-name="T1"><text:tab/></text:span>ExpresionNiv2.tipo = ExpresionNiv3.tipo</text:p>
      <text:p text:style-name="P7"><text:tab/>ExpresionNiv3.tsh = ExpresionNiv2.tsh</text:p>
      <text:p text:style-name="P5">ExpresiónNiv3 → ExpresionNiv4 OpNiv3 ExpresiónNiv3</text:p>
      <text:p text:style-name="P8"><text:span text:style-name="T1"><text:tab/></text:span>ExpresionNiv3<text:span text:style-name="T9">o</text:span>.tipo =</text:p>
      <text:p text:style-name="P7"><text:tab/><text:tab/>si <text:tab/>(ExpresionNiv4.tipo = <text:span text:style-name="T20">&lt;t:error&gt;</text:span> v ExpresionNiv3<text:span text:style-name="T9">1</text:span>.tipo = <text:span text:style-name="T20">&lt;t:error&gt;</text:span> v</text:p>
      <text:p text:style-name="P7"><text:s text:c="20"/><text:tab/><text:tab/>ExpresionNiv4.tipo =/=<text:span text:style-name="T20"> &lt;t:natural&gt;</text:span> v ExpresionNiv3<text:span text:style-name="T9">1</text:span>.tipo =/= <text:span text:style-name="T20">&lt;t:natural&gt;</text:span>)</text:p>
      <text:p text:style-name="P7"><text:tab/><text:tab/> <text:s text:c="6"/><text:tab/><text:tab/><text:span text:style-name="T20">&lt;t:error&gt;</text:span></text:p>
      <text:p text:style-name="P7"><text:tab/><text:tab/>sino <text:tab/><text:span text:style-name="T20">&lt;t:natural&gt;</text:span></text:p>
      <text:p text:style-name="P7"><text:tab/> ExpresionNiv4.tsh = ExpresionNiv3<text:span text:style-name="T9">1</text:span>.tsh = ExpresionNiv3<text:span text:style-name="T9">o</text:span>.tsh</text:p>
      <text:p text:style-name="P5"><text:soft-page-break/>ExpresiónNiv3 → ExpresiónNiv4</text:p>
      <text:p text:style-name="P8"><text:span text:style-name="T1"><text:tab/></text:span>ExpresionNiv3.tipo =ExpresionNiv4.tipo</text:p>
      <text:p text:style-name="P7"><text:tab/>ExpresionNiv4.tsh = ExpresionNiv3.tsh</text:p>
      <text:p text:style-name="P5">ExpresiónNiv4 → OpNiv4 ExpresiónNiv4</text:p>
      <text:p text:style-name="P8"><text:span text:style-name="T1"><text:tab/></text:span>ExpresionNiv4<text:span text:style-name="T9">o</text:span>.tipo =</text:p>
      <text:p text:style-name="P7"><text:tab/><text:tab/>si (ExpresionNiv4<text:span text:style-name="T9">1</text:span>.tipo = <text:span text:style-name="T20">&lt;t:error&gt;</text:span>)</text:p>
      <text:p text:style-name="P7"><text:tab/><text:tab/> <text:s text:c="9"/><text:span text:style-name="T20">&lt;t:error&gt;</text:span></text:p>
      <text:p text:style-name="P7"><text:tab/><text:tab/>sino case (OpNiv4.op)</text:p>
      <text:p text:style-name="P7"><text:tab/><text:tab/><text:tab/>no:</text:p>
      <text:p text:style-name="P7"><text:tab/><text:tab/><text:tab/> <text:s text:c="8"/>si (ExpresionNiv4<text:span text:style-name="T9">1</text:span>.tipo=<text:span text:style-name="T20">&lt;t:boolean&gt;</text:span>)</text:p>
      <text:p text:style-name="P7"><text:tab/><text:tab/><text:tab/><text:tab/> <text:span text:style-name="T20"><text:s text:c="3"/>&lt;t:boolean&gt;</text:span></text:p>
      <text:p text:style-name="P7"><text:tab/><text:tab/><text:tab/> <text:s text:c="8"/>sino <text:s text:c="2"/><text:span text:style-name="T20">&lt;t:error&gt;</text:span></text:p>
      <text:p text:style-name="P7"><text:tab/><text:tab/><text:tab/>menos:</text:p>
      <text:p text:style-name="P7"><text:tab/><text:tab/><text:tab/> <text:s text:c="8"/>si (ExpresionNiv4<text:span text:style-name="T9">1</text:span>.tipo=&lt;<text:span text:style-name="T20">t:float&gt;</text:span>)</text:p>
      <text:p text:style-name="P7"><text:tab/><text:tab/><text:tab/><text:tab/> <text:s text:c="3"/><text:span text:style-name="T20">&lt;t:float&gt;</text:span></text:p>
      <text:p text:style-name="P7"><text:tab/><text:tab/><text:tab/> <text:s text:c="8"/>sino si (ExpresionNiv4<text:span text:style-name="T9">1</text:span>.tipo=<text:span text:style-name="T20">&lt;t:integer</text:span>&gt; v ExpresionNiv4<text:span text:style-name="T9">1</text:span>.tipo = <text:span text:style-name="T20">&lt;t:natural&gt;</text:span>)</text:p>
      <text:p text:style-name="P7"><text:tab/><text:tab/><text:tab/><text:tab/><text:tab/><text:span text:style-name="T20">&lt;t:integer&gt;</text:span></text:p>
      <text:p text:style-name="P7"><text:tab/><text:tab/><text:tab/> <text:s text:c="8"/>sino <text:span text:style-name="T20">&lt;t:error&gt;</text:span></text:p>
      <text:p text:style-name="P7"><text:tab/><text:tab/><text:tab/>cast-float:</text:p>
      <text:p text:style-name="P7"><text:tab/><text:tab/><text:tab/> <text:s text:c="8"/>si (ExpresionNiv4<text:span text:style-name="T9">1</text:span>.tipo=/= <text:span text:style-name="T20">&lt;t:boolean&gt;</text:span>)</text:p>
      <text:p text:style-name="P7"><text:tab/><text:tab/><text:tab/><text:tab/> <text:s/><text:span text:style-name="T20"><text:s text:c="2"/>&lt;t:float&gt;</text:span></text:p>
      <text:p text:style-name="P7"><text:tab/><text:tab/><text:tab/> <text:s text:c="8"/>sino <text:span text:style-name="T20">&lt;t:error&gt;</text:span></text:p>
      <text:p text:style-name="P7"><text:tab/><text:tab/><text:tab/>cast-int:</text:p>
      <text:p text:style-name="P7"><text:tab/><text:tab/><text:tab/> <text:s text:c="8"/>si (ExpresionNiv4<text:span text:style-name="T9">1</text:span>.tipo=/= <text:span text:style-name="T20">&lt;t:boolean&gt;</text:span>)</text:p>
      <text:p text:style-name="P7"><text:tab/><text:tab/><text:tab/><text:tab/> <text:s text:c="2"/><text:span text:style-name="T20"><text:s/>&lt;t:integer&gt;</text:span></text:p>
      <text:p text:style-name="P7"><text:tab/><text:tab/><text:tab/> <text:s text:c="8"/>sino <text:span text:style-name="T20">&lt;t:error&gt;</text:span></text:p>
      <text:p text:style-name="P7"><text:tab/><text:tab/><text:tab/>cast-nat:</text:p>
      <text:p text:style-name="P7"><text:tab/><text:tab/> <text:s text:c="2"/><text:tab/> <text:s text:c="8"/>si (ExpresionNiv4<text:span text:style-name="T9">1</text:span>.tipo=<text:span text:style-name="T20">&lt;t:natural&gt;</text:span> v ExpresionNiv4<text:span text:style-name="T9">1</text:span>.tipo=&lt;<text:span text:style-name="T20">t:character&gt;</text:span>)</text:p>
      <text:p text:style-name="P7"><text:tab/><text:tab/><text:tab/><text:tab/><text:span text:style-name="T20"> <text:s text:c="2"/>&lt;t:natural&gt;</text:span></text:p>
      <text:p text:style-name="P7"><text:tab/><text:tab/><text:tab/> <text:s text:c="8"/>sino <text:span text:style-name="T20">&lt;t:error&gt;</text:span></text:p>
      <text:p text:style-name="P7"><text:tab/><text:tab/><text:tab/>cast-char:</text:p>
      <text:p text:style-name="P7"><text:tab/><text:tab/><text:tab/> <text:s text:c="8"/>si (ExpresionNiv4<text:span text:style-name="T9">1</text:span>.tipo=<text:span text:style-name="T20">&lt;t:natural&gt;</text:span> v ExpresionNiv4<text:span text:style-name="T9">1</text:span>.tipo=<text:span text:style-name="T20">&lt;t:character&gt;</text:span>)</text:p>
      <text:p text:style-name="P7"><text:tab/><text:tab/><text:tab/><text:tab/> <text:s/><text:span text:style-name="T20"><text:s/>&lt;t:character&gt;</text:span></text:p>
      <text:p text:style-name="P7"><text:tab/><text:tab/><text:tab/> <text:s text:c="8"/>sino <text:span text:style-name="T20">&lt;t:error&gt;</text:span></text:p>
      <text:p text:style-name="P7"><text:tab/>ExpresionNiv4<text:span text:style-name="T9">1</text:span>.tsh = ExpresionNiv4<text:span text:style-name="T9">o</text:span>.tsh</text:p>
      <text:p text:style-name="P5">ExpresiónNiv4 → | Expresión |</text:p>
      <text:p text:style-name="P8"><text:span text:style-name="T1"><text:tab/></text:span>ExpresionNiv4.tipo =</text:p>
      <text:p text:style-name="P7"><text:tab/><text:tab/>si (Expresion.tipo =<text:span text:style-name="T20"> &lt;t:error&gt;</text:span> v Expresion.tipo=<text:span text:style-name="T20">&lt;t:boolean&gt;</text:span> v Expresion.tipo=<text:span text:style-name="T20">&lt;t:character&gt;</text:span>)</text:p>
      <text:p text:style-name="P7"><text:tab/><text:span text:style-name="T20"><text:tab/> <text:s text:c="9"/><text:tab/>&lt;t:error&gt;</text:span></text:p>
      <text:p text:style-name="P7"><text:tab/><text:tab/>sino si (Expresion.tipo = <text:span text:style-name="T20">&lt;t:float&gt;</text:span>)</text:p>
      <text:p text:style-name="P7"><text:tab/><text:tab/><text:tab/><text:span text:style-name="T20">&lt;t:float&gt;</text:span></text:p>
      <text:p text:style-name="P7"><text:tab/><text:tab/>sino si (Expresion.tipo = <text:span text:style-name="T20">&lt;t:natural&gt; </text:span>v Expresion.tipo = <text:span text:style-name="T20">&lt;t:integer&gt;</text:span>)</text:p>
      <text:p text:style-name="P7"><text:tab/><text:tab/><text:tab/><text:span text:style-name="T20">&lt;t:natural&gt;</text:span></text:p>
      <text:p text:style-name="P7"><text:tab/><text:tab/>sino <text:tab/><text:span text:style-name="T20">&lt;t:error&gt;</text:span></text:p>
      <text:p text:style-name="P7"><text:tab/>Expresion.tsh = ExpresionNiv4.tsh</text:p>
      <text:p text:style-name="P5">ExpresiónNiv4 → ( Expresión )</text:p>
      <text:p text:style-name="P8"><text:span text:style-name="T1"><text:tab/></text:span>ExpresionNiv4.tipo = Expresion.tipo</text:p>
      <text:p text:style-name="P7"><text:tab/>Expresion.tsh = ExpresionNiv4.tsh</text:p>
      <text:p text:style-name="P5">ExpresiónNiv4 → Literal</text:p>
      <text:p text:style-name="P8"><text:span text:style-name="T1"><text:tab/></text:span>Expresion.tipo = Literal.tipo</text:p>
      <text:p text:style-name="P7"><text:span text:style-name="T1"><text:tab/></text:span>Literal.tsh = ExpresiónNiv4.tsh</text:p>
      <text:p text:style-name="P20">Literal → Mem</text:p>
      <text:p text:style-name="P26"><text:span text:style-name="T1"><text:tab/></text:span>Literal.tipo = Mem.tipo</text:p>
      <text:p text:style-name="P26"><text:soft-page-break/><text:tab/>Literal.tsh = Mem.tsh</text:p>
      <text:p text:style-name="P5">Literal → litNat</text:p>
      <text:p text:style-name="P8"><text:span text:style-name="T1"><text:tab/></text:span>Literal.tipo = <text:span text:style-name="T20">&lt;t:natural&gt;</text:span></text:p>
      <text:p text:style-name="P5">Literal → litFlo</text:p>
      <text:p text:style-name="P8"><text:span text:style-name="T1"><text:tab/></text:span>Literal.tipo = <text:span text:style-name="T20">&lt;t:float&gt;</text:span></text:p>
      <text:p text:style-name="P5">Literal → litTrue</text:p>
      <text:p text:style-name="P8"><text:span text:style-name="T1"><text:tab/></text:span>Literal.tipo = <text:span text:style-name="T20">&lt;t:boolean&gt;</text:span><text:tab/></text:p>
      <text:p text:style-name="P5">Literal → litFalse</text:p>
      <text:p text:style-name="P9"><text:tab/>Literal.tipo = <text:span text:style-name="T20">&lt;t:boolean&gt;</text:span></text:p>
      <text:p text:style-name="P5">Literal → litCha</text:p>
      <text:p text:style-name="P8"><text:span text:style-name="T1"><text:tab/></text:span>Literal.tipo = <text:span text:style-name="T20">&lt;t:character&gt;</text:span></text:p>
      <text:p text:style-name="P5">OpNiv0 → &lt;</text:p>
      <text:p text:style-name="P8"><text:span text:style-name="T1"><text:tab/></text:span>OpNiv0.op = menor</text:p>
      <text:p text:style-name="P5">OpNiv0 → &gt;<text:tab/></text:p>
      <text:p text:style-name="P8"><text:span text:style-name="T1"><text:tab/></text:span>OpNiv0.op = mayor</text:p>
      <text:p text:style-name="P5">OpNiv0 → &lt;=</text:p>
      <text:p text:style-name="P8"><text:span text:style-name="T1"><text:tab/></text:span>OpNiv0.op = menor-ig<text:tab/></text:p>
      <text:p text:style-name="P10">OpNiv0 → &gt;=</text:p>
      <text:p text:style-name="P8"><text:span text:style-name="T8"><text:tab/></text:span><text:span text:style-name="T7">OpNiv0.op = mayor-ig</text:span></text:p>
      <text:p text:style-name="P10">OpNiv0 → =</text:p>
      <text:p text:style-name="P8"><text:span text:style-name="T8"><text:tab/></text:span>OpNiv0.op = igual</text:p>
      <text:p text:style-name="P5">OpNiv0 → =/=</text:p>
      <text:p text:style-name="P8"><text:span text:style-name="T1"><text:tab/></text:span>OpNiv0.op = no-igual</text:p>
      <text:p text:style-name="P5">OpNiv1 → +</text:p>
      <text:p text:style-name="P8"><text:span text:style-name="T1"><text:tab/></text:span>OpNiv1.op = suma</text:p>
      <text:p text:style-name="P5">OpNiv1 → -</text:p>
      <text:p text:style-name="P8"><text:span text:style-name="T1"><text:tab/></text:span>OpNiv1.op = resta</text:p>
      <text:p text:style-name="P5">OpNiv1 → or</text:p>
      <text:p text:style-name="P8"><text:span text:style-name="T1"><text:tab/></text:span>OpNiv1.op = o</text:p>
      <text:p text:style-name="P5">OpNiv2 → *</text:p>
      <text:p text:style-name="P8"><text:span text:style-name="T1"><text:tab/></text:span>OpNiv2.op = multiplica</text:p>
      <text:p text:style-name="P5">OpNiv2 → /</text:p>
      <text:p text:style-name="P8"><text:span text:style-name="T1"><text:tab/></text:span>OpNiv2.op = divide</text:p>
      <text:p text:style-name="P5">OpNiv2 → %</text:p>
      <text:p text:style-name="P8"><text:span text:style-name="T1"><text:tab/></text:span>OpNiv2.op = modulo</text:p>
      <text:p text:style-name="P10">OpNiv2 → and</text:p>
      <text:p text:style-name="P8"><text:span text:style-name="T8"><text:tab/></text:span><text:span text:style-name="T7">OpNiv2.op = y</text:span></text:p>
      <text:p text:style-name="P10">OpNiv3 → &gt;&gt;</text:p>
      <text:p text:style-name="P8"><text:span text:style-name="T8"><text:tab/></text:span><text:span text:style-name="T7">OpNiv3.op = shl</text:span></text:p>
      <text:p text:style-name="P10">OpNiv3 → &lt;&lt;</text:p>
      <text:p text:style-name="P8"><text:span text:style-name="T8"><text:tab/></text:span><text:span text:style-name="T7">OpNiv3.op = shr</text:span></text:p>
      <text:p text:style-name="P10">OpNiv4 → not</text:p>
      <text:p text:style-name="P8"><text:span text:style-name="T8"><text:tab/></text:span><text:span text:style-name="T7">OpNiv4.op = no</text:span></text:p>
      <text:p text:style-name="P10">OpNiv4 → -</text:p>
      <text:p text:style-name="P8"><text:span text:style-name="T8"><text:tab/></text:span><text:span text:style-name="T7">OpNiv4.op = menos</text:span></text:p>
      <text:p text:style-name="P10">OpNiv4 → (float)</text:p>
      <text:p text:style-name="P8"><text:span text:style-name="T8"><text:tab/></text:span><text:span text:style-name="T7">OpNiv4.op = cast-float</text:span></text:p>
      <text:p text:style-name="P10">OpNiv4 → (int)</text:p>
      <text:p text:style-name="P8"><text:span text:style-name="T8"><text:tab/></text:span><text:span text:style-name="T7">OpNiv4.op = cast-int</text:span></text:p>
      <text:p text:style-name="P10">OpNiv4 → (nat)</text:p>
      <text:p text:style-name="P8"><text:span text:style-name="T8"><text:tab/></text:span><text:span text:style-name="T7">OpNiv4.op = cast-nat</text:span></text:p>
      <text:p text:style-name="P10">OpNiv4 → (char)</text:p>
      <text:p text:style-name="P2"><text:span text:style-name="Fuente_20_de_20_párrafo_20_predeter."><text:span text:style-name="T6"><text:tab/></text:span></text:span><text:span text:style-name="Fuente_20_de_20_párrafo_20_predeter."><text:span text:style-name="T5">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3-08T11:27:04</dc:date>
    <meta:editing-cycles>35</meta:editing-cycles>
    <meta:editing-duration>PT04H03M13S</meta:editing-duration>
    <meta:document-statistic meta:table-count="0" meta:image-count="0" meta:object-count="0" meta:page-count="8" meta:paragraph-count="364" meta:word-count="1906" meta:character-count="15748"/>
    <meta:template xlink:type="simple" xlink:actuate="onRequest" xlink:title="" xlink:href="Normal"/>
  </office:meta>
</office:document-meta>
</file>